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527cm" svg:y="7.692cm">
          <draw:text-box>
            <text:p/>
          </draw:text-box>
        </draw:frame>
        <draw:custom-shape draw:style-name="gr2" draw:text-style-name="P2" draw:layer="layout" svg:width="9.652cm" svg:height="6.35cm" svg:x="9.209cm" svg:y="6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5.772cm" svg:height="1.304cm" svg:x="10.967cm" svg:y="9.268cm">
          <draw:text-box>
            <text:p text:style-name="P3"><text:span text:style-name="T1">Metadata Stressor</text:span></text:p>
          </draw:text-box>
        </draw:frame>
        <draw:line draw:style-name="gr4" draw:text-style-name="P5" draw:layer="layout" svg:x1="3.494cm" svg:y1="10.047cm" svg:x2="9.209cm" svg:y2="10.047cm">
          <text:p/>
        </draw:line>
        <draw:line draw:style-name="gr4" draw:text-style-name="P5" draw:layer="layout" svg:x1="18.861cm" svg:y1="10.047cm" svg:x2="24.576cm" svg:y2="10.047cm">
          <text:p/>
        </draw:line>
        <draw:frame draw:style-name="gr5" draw:text-style-name="P6" draw:layer="layout" svg:width="7.239cm" svg:height="3.048cm" svg:x="2.261cm" svg:y="9.166cm">
          <draw:text-box>
            <text:p text:style-name="P2"><text:span text:style-name="T2">in</text:span></text:p>
            <text:p text:style-name="P2"><text:span text:style-name="T2">32 bits</text:span></text:p>
          </draw:text-box>
        </draw:frame>
        <draw:frame draw:style-name="gr6" draw:text-style-name="P6" draw:layer="layout" svg:width="6.35cm" svg:height="3.019cm" svg:x="19.025cm" svg:y="8.425cm">
          <draw:text-box>
            <text:p text:style-name="P2"><text:span text:style-name="T2"/></text:p>
            <text:p text:style-name="P2"><text:span text:style-name="T2">out</text:span></text:p>
            <text:p text:style-name="P2"><text:span text:style-name="T2">32 bits</text:span></text:p>
          </draw:text-box>
        </draw:frame>
        <draw:line draw:style-name="gr7" draw:text-style-name="P5" draw:layer="layout" svg:x1="13.908cm" svg:y1="4.459cm" svg:x2="13.908cm" svg:y2="6.745cm">
          <text:p/>
        </draw:line>
        <draw:frame draw:style-name="gr8" draw:text-style-name="P6" draw:layer="layout" svg:width="9.652cm" svg:height="3.806cm" svg:x="9.246cm" svg:y="1.325cm">
          <draw:text-box>
            <text:p text:style-name="P2"><text:span text:style-name="T2">enable_give_lsfr, enable_take_lsfr,</text:span></text:p>
            <text:p text:style-name="P2"><text:span text:style-name="T2">give_duty, take_duty, mode, seed, allow_zlms, insert_nop</text:span></text:p>
            <text:p text:style-name="P2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3-09T11:40:20.608803553</dc:date>
    <meta:editing-duration>PT4H55M44S</meta:editing-duration>
    <meta:editing-cycles>30</meta:editing-cycles>
    <meta:generator>LibreOffice/6.4.7.2$MacOSX_X86_64 LibreOffice_project/639b8ac485750d5696d7590a72ef1b496725cfb5</meta:generator>
    <dc:creator>Lisa Zahn</dc:creator>
    <meta:document-statistic meta:object-count="9"/>
  </office:meta>
</office:document-meta>
</file>